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3" style:family="paragraph" style:parent-style-name="Standard">
      <style:text-properties fo:language="en" fo:country="U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ey Karl, check github for pictures. I wrote where each picture correlates to each section but he wants the pictures at the end in the “Overview” so whatever. Just make it pretty.</text:p>
      <text:p text:style-name="P3"/>
      <text:p text:style-name="P2">Broad Topic:<text:span text:style-name="T2"> </text:span></text:p>
      <text:p text:style-name="P1"><text:tab/>1476 total weaknesses/“bugs”<text:line-break/><text:tab/>Use “MajorBugs.png” for “Screenshots highlighting major concerns” in this section<text:line-break/><text:tab/>The main problems are Correctness and Security with Multithreaded Correctness far behind.</text:p>
      <text:p text:style-name="P1"><text:line-break/><text:span text:style-name="T3">Security Topic:</text:span></text:p>
      <text:p text:style-name="P3"><text:tab/>Use “CWE*22/*476/*662Percent.png” for the correlating percentage</text:p>
      <text:p text:style-name="P3"/>
      <text:p text:style-name="P1"><text:span text:style-name="T2"><text:tab/>CWE 22: <text:tab/>29.5%</text:span></text:p>
      <text:p text:style-name="P1"><text:span text:style-name="T2"><text:tab/><text:tab/>This one says that the software uses external input to form the pathname to a file/directory within a restricted parent directory, but does not sanitize inputs for special characters. This means it is vulnerable to file inclusion attacks where you can tell the program to exit the restricted parent directory via “..” and “/” to allow unrestricted path traversal. Which is bad.</text:span></text:p>
      <text:p text:style-name="P1"><text:span text:style-name="T2"><text:tab/><text:tab/>Best way to mitigate this is to sanitize inputs for “..” since “/” is necessary for traversal to the file being selected.</text:span></text:p>
      <text:p text:style-name="P1"><text:span text:style-name="T2"/></text:p>
      <text:p text:style-name="P1"><text:span text:style-name="T2"><text:tab/>CWE 476: <text:tab/>4.1%</text:span></text:p>
      <text:p text:style-name="P1"><text:span text:style-name="T2"><text:tab/><text:tab/>NULL Pointer Dereference: The SW could dereference a valid pointer but it's not being checked for a NULL value. I.E. Race conditions/programming error</text:span></text:p>
      <text:p text:style-name="P1"><text:span text:style-name="T2"><text:tab/><text:tab/>Best way to mitigate is to look at the code and do it better from now on.</text:span></text:p>
      <text:p text:style-name="P1"><text:span text:style-name="T2"/></text:p>
      <text:p text:style-name="P1"><text:span text:style-name="T2"><text:tab/>CWE 662: <text:tab/>1.4%</text:span></text:p>
      <text:p text:style-name="P1"><text:span text:style-name="T2"><text:tab/><text:tab/>SW tries to exclusively use a shared resource without properly sharing or preventing sharing with another thread/process.</text:span></text:p>
      <text:p text:style-name="P1"><text:span text:style-name="T2"><text:tab/><text:tab/>Best way to mitigate is to use industry standard APIs to synchronize the code.</text:span></text:p>
      <text:p text:style-name="P1"><text:span text:style-name="T2"/></text:p>
      <text:p text:style-name="P2">Targeted Topic:</text:p>
      <text:p text:style-name="P2"><text:span text:style-name="T2"><text:tab/>Use “CWE*22/*476/*662IDxx.png” for showing specific code snippets. The ID doesn't really matter I just put it on for referencing which line of code has the error/warning from FindBugs</text:span></text:p>
      <text:p text:style-name="P2"><text:span text:style-name="T2"/></text:p>
      <text:p text:style-name="P2"><text:span text:style-name="T2"><text:tab/>For CWE22ID1413.png, I don't think this needs to be fixed because it's creating the pathname and it's creating the file to put into that pathname. It even checks if that file exists already and then it creates it's own files. No external input comes from outside the program itself, just outside that function. I would ignore this warning.</text:span></text:p>
      <text:p text:style-name="P2"><text:span text:style-name="T2"/></text:p>
      <text:p text:style-name="P2"><text:span text:style-name="T2"><text:tab/>CWE476ID1108.png, kvq is initially set to NULL so the idea that it could never change is an issue if “it.hasNext()” does not return anything, or it does not have a next. “it” is dependent on “things.iterator()” and I don't know where that is or what it does. That function could dictate that “things” must contain something and that would bypass “kvq” ever being NULL, but further analysis is necessary.</text:span></text:p>
      <text:p text:style-name="P2"><text:span text:style-name="T2"><text:tab/></text:span></text:p>
      <text:p text:style-name="P2"><text:span text:style-name="T2"><text:tab/>CWE662ID1231.png, It's saying that there's a call to static DateFormat. After looking I don't see a problem with this because the code is taking the time, parsing it to a format, and then storing that into a variable. I don't see how “getTime()” or “.parse()” could cause race conditions so I would ignore this warning.</text:span></text:p>
      <text:p text:style-name="P2"><text:span text:style-name="T2"/></text:p>
      <text:p text:style-name="P2">Overview:</text:p>
      <text:p text:style-name="P2"><text:span text:style-name="T2"><text:tab/>It seems that style and correctness are the main problems and many others are false positives<text:line-break/>I just noticed he wants the pictures here so fuck it, do whatever man. Pictures are on gith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0S</meta:editing-duration>
    <meta:editing-cycles>6</meta:editing-cycles>
    <meta:generator>OpenOffice/4.1.3$Win32 OpenOffice.org_project/413m1$Build-9783</meta:generator>
    <dc:date>2017-03-27T16:46:06.53</dc:date>
    <meta:document-statistic meta:table-count="0" meta:image-count="0" meta:object-count="0" meta:page-count="1" meta:paragraph-count="22" meta:word-count="478" meta:character-count="2915"/>
    <meta:user-defined meta:name="Info 1"/>
    <meta:user-defined meta:name="Info 2"/>
    <meta:user-defined meta:name="Info 3"/>
    <meta:user-defined meta:name="Info 4"/>
  </office:meta>
</office:document-meta>
</file>